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normal" officeooo:rsid="00189619" officeooo:paragraph-rsid="000ebdce" style:font-size-asian="18pt" style:font-weight-asian="normal" style:font-size-complex="18pt" style:font-weight-complex="normal"/>
    </style:style>
    <style:style style:name="P2" style:family="paragraph" style:parent-style-name="Standard">
      <style:text-properties style:font-name="Liberation Serif" fo:font-size="20pt" style:text-underline-style="solid" style:text-underline-width="auto" style:text-underline-color="font-color" fo:font-weight="bold" officeooo:paragraph-rsid="000ebdce"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officeooo:rsid="000ebdce" officeooo:paragraph-rsid="000ebdce" style:font-size-asian="20pt" style:font-weight-asian="bold" style:font-size-complex="20pt" style:font-weight-complex="bold"/>
    </style:style>
    <style:style style:name="P4" style:family="paragraph" style:parent-style-name="Standard">
      <style:text-properties style:font-name="Liberation Serif" fo:font-size="20pt" style:text-underline-style="none" fo:font-weight="bold" officeooo:paragraph-rsid="000ebdce"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17b305" officeooo:paragraph-rsid="0017b305" style:font-size-asian="16pt" style:font-weight-asian="bold" style:font-size-complex="16pt" style:font-weight-complex="bold"/>
    </style:style>
    <style:style style:name="P6" style:family="paragraph" style:parent-style-name="Standard">
      <style:text-properties style:text-underline-style="solid" style:text-underline-width="auto" style:text-underline-color="font-color" fo:font-weight="bold" officeooo:paragraph-rsid="000ebdce" style:font-weight-asian="bold" style:font-weight-complex="bold"/>
    </style:style>
    <style:style style:name="P7" style:family="paragraph" style:parent-style-name="Standard">
      <style:text-properties fo:font-size="14pt" style:text-underline-style="none" fo:font-weight="normal" officeooo:paragraph-rsid="000ebdce" style:font-size-asian="14pt" style:font-weight-asian="normal" style:font-size-complex="14pt" style:font-weight-complex="normal"/>
    </style:style>
    <style:style style:name="P8" style:family="paragraph" style:parent-style-name="Standard">
      <style:text-properties fo:font-size="16pt" style:text-underline-style="none" fo:font-weight="bold" officeooo:rsid="0019a2d6" officeooo:paragraph-rsid="000ebdce" style:font-size-asian="16pt" style:font-weight-asian="bold" style:font-size-complex="16pt" style:font-weight-complex="bold"/>
    </style:style>
    <style:style style:name="P9" style:family="paragraph" style:parent-style-name="Standard">
      <style:text-properties fo:font-size="16pt" style:text-underline-style="none" fo:font-weight="normal" officeooo:rsid="0019a2d6" officeooo:paragraph-rsid="0019a2d6" style:font-size-asian="16pt" style:font-weight-asian="normal" style:font-size-complex="16pt" style:font-weight-complex="normal"/>
    </style:style>
    <style:style style:name="P10" style:family="paragraph" style:parent-style-name="Standard">
      <style:text-properties fo:font-size="16pt" style:text-underline-style="none" fo:font-weight="normal" officeooo:rsid="0019a2d6" officeooo:paragraph-rsid="001b6cce" style:font-size-asian="16pt" style:font-weight-asian="normal" style:font-size-complex="16pt" style:font-weight-complex="normal"/>
    </style:style>
    <style:style style:name="P11" style:family="paragraph" style:parent-style-name="Standard">
      <style:text-properties fo:font-size="16pt" style:text-underline-style="none" fo:font-weight="normal" officeooo:rsid="001bf7e7" officeooo:paragraph-rsid="001bf7e7" style:font-size-asian="16pt" style:font-weight-asian="normal" style:font-size-complex="16pt" style:font-weight-complex="normal"/>
    </style:style>
    <style:style style:name="P12" style:family="paragraph" style:parent-style-name="Standard">
      <style:text-properties fo:font-size="16pt" fo:font-style="normal" style:text-underline-style="none" fo:font-weight="normal" officeooo:rsid="001ce1c9" officeooo:paragraph-rsid="001ce1c9" style:font-size-asian="16pt" style:font-style-asian="normal" style:font-weight-asian="normal" style:font-size-complex="16pt" style:font-style-complex="normal" style:font-weight-complex="normal"/>
    </style:style>
    <style:style style:name="P13" style:family="paragraph" style:parent-style-name="Standard">
      <style:text-properties style:font-name="Liberation Serif" fo:font-size="15pt" fo:language="en" fo:country="US" style:text-underline-style="none" fo:font-weight="normal" officeooo:rsid="0019a911" officeooo:paragraph-rsid="001b6cce" style:font-size-asian="15pt" style:font-weight-asian="normal" style:font-size-complex="15pt" style:font-weight-complex="normal"/>
    </style:style>
    <style:style style:name="P14" style:family="paragraph" style:parent-style-name="Standard">
      <style:text-properties style:font-name="Liberation Serif" fo:font-size="15pt" fo:language="en" fo:country="US" style:text-underline-style="none" fo:font-weight="normal" officeooo:rsid="001bf7e7" officeooo:paragraph-rsid="001bf7e7" style:font-size-asian="15pt" style:font-weight-asian="normal" style:font-size-complex="15pt" style:font-weight-complex="normal"/>
    </style:style>
    <style:style style:name="P15" style:family="paragraph" style:parent-style-name="Standard">
      <style:text-properties style:font-name="Liberation Serif" fo:font-size="15pt" fo:language="en" fo:country="US" style:text-underline-style="none" fo:font-weight="normal" officeooo:rsid="001ce1c9" officeooo:paragraph-rsid="001ce1c9" style:font-size-asian="15pt" style:font-weight-asian="normal" style:font-size-complex="15pt" style:font-weight-complex="normal"/>
    </style:style>
    <style:style style:name="P16" style:family="paragraph" style:parent-style-name="Standard">
      <style:text-properties style:font-name="Liberation Serif" fo:font-size="15pt" fo:language="en" fo:country="US" fo:font-style="normal" style:text-underline-style="solid" style:text-underline-width="auto" style:text-underline-color="font-color" fo:font-weight="bold" officeooo:rsid="001ce1c9" officeooo:paragraph-rsid="001ce1c9" style:font-size-asian="15pt" style:font-style-asian="normal" style:font-weight-asian="bold" style:font-size-complex="15pt" style:font-style-complex="normal" style:font-weight-complex="bold"/>
    </style:style>
    <style:style style:name="P17" style:family="paragraph" style:parent-style-name="Standard">
      <style:text-properties style:font-name="Liberation Serif" fo:font-size="15pt" fo:language="en" fo:country="US" fo:font-style="normal" style:text-underline-style="none" fo:font-weight="normal" officeooo:rsid="001ce1c9" officeooo:paragraph-rsid="001ce1c9"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style:font-name="Liberation Serif" fo:font-size="15pt" fo:language="en" fo:country="US" fo:font-style="normal" style:text-underline-style="none" fo:font-weight="normal" officeooo:rsid="001ce1c9" officeooo:paragraph-rsid="001ed6fe" style:font-size-asian="15pt" style:font-style-asian="normal" style:font-weight-asian="normal" style:font-size-complex="15pt" style:font-style-complex="normal" style:font-weight-complex="normal"/>
    </style:style>
    <style:style style:name="P19" style:family="paragraph" style:parent-style-name="Standard" style:list-style-name="L1">
      <style:text-properties fo:font-size="16pt" style:text-underline-style="none" fo:font-weight="normal" officeooo:rsid="001ce1c9" officeooo:paragraph-rsid="001ce1c9" style:font-size-asian="16pt" style:font-weight-asian="normal" style:font-size-complex="16pt" style:font-weight-complex="normal"/>
    </style:style>
    <style:style style:name="P20" style:family="paragraph" style:parent-style-name="Standard" style:list-style-name="L1">
      <style:text-properties fo:font-size="16pt" style:text-underline-style="none" fo:font-weight="normal" officeooo:rsid="001ce1c9" officeooo:paragraph-rsid="0022f80c" style:font-size-asian="16pt" style:font-weight-asian="normal" style:font-size-complex="16pt" style:font-weight-complex="normal"/>
    </style:style>
    <style:style style:name="P21" style:family="paragraph" style:parent-style-name="Standard">
      <style:text-properties fo:font-size="16pt" style:text-underline-style="none" fo:font-weight="normal" officeooo:rsid="001ce1c9" officeooo:paragraph-rsid="0022f80c" style:font-size-asian="16pt" style:font-weight-asian="normal" style:font-size-complex="16pt" style:font-weight-complex="normal"/>
    </style:style>
    <style:style style:name="P22" style:family="paragraph" style:parent-style-name="Standard">
      <style:text-properties fo:font-size="16pt" style:text-underline-style="none" fo:font-weight="normal" officeooo:rsid="0019a2d6" officeooo:paragraph-rsid="001b6cce" style:font-size-asian="16pt" style:font-weight-asian="normal" style:font-size-complex="16pt" style:font-weight-complex="normal"/>
    </style:style>
    <style:style style:name="P23" style:family="paragraph" style:parent-style-name="Standard">
      <style:text-properties fo:font-size="16pt" style:text-underline-style="none" fo:font-weight="normal" officeooo:rsid="001f0f12" officeooo:paragraph-rsid="001f0f12" style:font-size-asian="16pt" style:font-weight-asian="normal" style:font-size-complex="16pt" style:font-weight-complex="normal"/>
    </style:style>
    <style:style style:name="P24" style:family="paragraph" style:parent-style-name="Standard">
      <style:text-properties fo:font-size="16pt" style:text-underline-style="none" fo:font-weight="normal" officeooo:rsid="001bf7e7" officeooo:paragraph-rsid="001bf7e7" style:font-size-asian="16pt" style:font-weight-asian="normal" style:font-size-complex="16pt" style:font-weight-complex="normal"/>
    </style:style>
    <style:style style:name="P25" style:family="paragraph" style:parent-style-name="Standard">
      <style:text-properties fo:font-size="16pt" style:text-underline-style="none" fo:font-weight="normal" officeooo:rsid="0026f682" officeooo:paragraph-rsid="0026f682" style:font-size-asian="16pt" style:font-weight-asian="normal" style:font-size-complex="16pt" style:font-weight-complex="normal"/>
    </style:style>
    <style:style style:name="T1" style:family="text">
      <style:text-properties fo:font-size="18pt" style:font-size-asian="18pt" style:font-size-complex="18pt"/>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style:text-underline-style="none" fo:font-weight="normal" style:font-weight-asian="normal" style:font-weight-complex="normal"/>
    </style:style>
    <style:style style:name="T4" style:family="text">
      <style:text-properties officeooo:rsid="0017b305"/>
    </style:style>
    <style:style style:name="T5" style:family="text">
      <style:text-properties style:font-name="Liberation Serif" fo:font-size="15pt" fo:language="el" fo:country="GR" style:font-size-asian="15pt" style:font-size-complex="15pt"/>
    </style:style>
    <style:style style:name="T6" style:family="text">
      <style:text-properties style:font-name="Liberation Serif" fo:font-size="15pt" fo:language="el" fo:country="GR" officeooo:rsid="002bbee0" style:font-size-asian="15pt" style:font-size-complex="15pt"/>
    </style:style>
    <style:style style:name="T7" style:family="text">
      <style:text-properties style:font-name="Liberation Serif" fo:font-size="15pt" fo:language="el" fo:country="GR" officeooo:rsid="00298613" style:font-size-asian="15pt" style:font-size-complex="15pt"/>
    </style:style>
    <style:style style:name="T8" style:family="text">
      <style:text-properties style:font-name="Liberation Serif" fo:font-size="15pt" fo:language="en" fo:country="US" style:font-size-asian="15pt" style:font-size-complex="15pt"/>
    </style:style>
    <style:style style:name="T9" style:family="text">
      <style:text-properties style:font-name="Liberation Serif" fo:font-size="15pt" fo:language="en" fo:country="US" officeooo:rsid="0014a52e" style:font-size-asian="15pt" style:font-size-complex="15pt"/>
    </style:style>
    <style:style style:name="T10" style:family="text">
      <style:text-properties style:font-name="Liberation Serif" fo:font-size="15pt" fo:language="en" fo:country="US" officeooo:rsid="00298613" style:font-size-asian="15pt" style:font-size-complex="15pt"/>
    </style:style>
    <style:style style:name="T11" style:family="text">
      <style:text-properties style:font-name="Liberation Serif" fo:font-size="15pt" fo:language="en" fo:country="US" officeooo:rsid="001827db" style:font-size-asian="15pt" style:font-size-complex="15pt"/>
    </style:style>
    <style:style style:name="T12" style:family="text">
      <style:text-properties style:font-name="Liberation Serif" fo:font-size="15pt" fo:language="en" fo:country="US" officeooo:rsid="0019a911" style:font-size-asian="15pt" style:font-size-complex="15pt"/>
    </style:style>
    <style:style style:name="T13" style:family="text">
      <style:text-properties style:font-name="Liberation Serif" fo:font-size="15pt" fo:language="en" fo:country="US" officeooo:rsid="001b6cce" style:font-size-asian="15pt" style:font-size-complex="15pt"/>
    </style:style>
    <style:style style:name="T14" style:family="text">
      <style:text-properties style:font-name="Liberation Serif" fo:font-size="15pt" fo:language="en" fo:country="US" officeooo:rsid="001bf7e7" style:font-size-asian="15pt" style:font-size-complex="15pt"/>
    </style:style>
    <style:style style:name="T15" style:family="text">
      <style:text-properties style:font-name="Liberation Serif" fo:font-size="15pt" fo:language="en" fo:country="US" officeooo:rsid="0022f80c" style:font-size-asian="15pt" style:font-size-complex="15pt"/>
    </style:style>
    <style:style style:name="T16" style:family="text">
      <style:text-properties style:font-name="Liberation Serif" fo:font-size="15pt" fo:language="en" fo:country="US" officeooo:rsid="00279013" style:font-size-asian="15pt" style:font-size-complex="15pt"/>
    </style:style>
    <style:style style:name="T17" style:family="text">
      <style:text-properties style:font-name="Liberation Serif" fo:font-size="15pt" fo:language="en" fo:country="US" fo:font-weight="bold" style:font-size-asian="15pt" style:font-weight-asian="bold" style:font-size-complex="15pt" style:font-weight-complex="bold"/>
    </style:style>
    <style:style style:name="T18" style:family="text">
      <style:text-properties style:font-name="Liberation Serif" fo:font-size="15pt" fo:language="en" fo:country="US" fo:font-weight="bold" officeooo:rsid="0019a911" style:font-size-asian="15pt" style:font-weight-asian="bold" style:font-size-complex="15pt" style:font-weight-complex="bold"/>
    </style:style>
    <style:style style:name="T19" style:family="text">
      <style:text-properties style:font-name="Liberation Serif" fo:font-size="15pt" fo:language="en" fo:country="US" fo:font-weight="bold" officeooo:rsid="001b6cce" style:font-size-asian="15pt" style:font-weight-asian="bold" style:font-size-complex="15pt"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ΛΕΙΤΟΥΡΓΙΚΑ ΣΥΣΤΗΜΑΤΑ</text:p>
      <text:p text:style-name="P2"/>
      <text:p text:style-name="P2"><text:span text:style-name="T4">1</text:span>η Εργασία</text:p>
      <text:p text:style-name="P3"/>
      <text:p text:style-name="P4"/>
      <text:p text:style-name="P6"><text:span text:style-name="T1">ΟΝΟΜΑΤΕΠΩΝΥΜΟ:</text:span><text:span text:style-name="T2">Παπαγεωργίου Βασίλειος-Νικηφόρος</text:span></text:p>
      <text:p text:style-name="P6"><text:span text:style-name="T1">ΑΜ</text:span><text:span text:style-name="T3">=</text:span><text:span text:style-name="T2">1115201400140</text:span></text:p>
      <text:p text:style-name="P7"/>
      <text:p text:style-name="P1">Γενικές Πληροφορίες:</text:p>
      <text:p text:style-name="P8"/>
      <text:p text:style-name="P9">Το πρόγραμμά μου υλοποιεί το ζητούμενο σε γλώσσα C++.Είναι χωρισμένο στα παρακάτω αρχεία:το αρχείο επικεφαλίδας structures.h που περιέχει τους ορισμούς των κλάσεων και των συναρτήσεων,το αρχείο structures.cpp που περιέχει τις υλοποιήσεις των διαφόρων</text:p>
      <text:p text:style-name="P10">συναρτήσεων και φυσικά το αρχείο main.cpp,στο οποίο ουσιαστικά γίνεται όλη η ζητούμενη δουλειά(πρόγραμμα προσομοίωσης γραμμής παραγωγής). <text:span text:style-name="T5">Επίσης έχω φτιάξει και το αντίστοιχο </text:span><text:span text:style-name="T8">Makefile </text:span><text:span text:style-name="T5">και συνεπώς με την εντολή </text:span><text:span text:style-name="T8">make </text:span><text:span text:style-name="T5">μεταγλωττίζεται </text:span><text:span text:style-name="T6">το πρόγραμμα</text:span><text:span text:style-name="T5"> και παράγετ</text:span><text:span text:style-name="T7">αι</text:span><text:span text:style-name="T5"> το εκτελέσιμο product</text:span><text:span text:style-name="T8">!</text:span><text:span text:style-name="T9">Συνεπώς,τ</text:span><text:span text:style-name="T8">o</text:span><text:span text:style-name="T9"> πρόγραμμά μου εκτελ</text:span><text:span text:style-name="T8">εί</text:span><text:span text:style-name="T10">ται</text:span><text:span text:style-name="T9"> με την εντολή ./</text:span><text:span text:style-name="T8">product</text:span><text:span text:style-name="T10">,</text:span><text:span text:style-name="T11"> </text:span><text:span text:style-name="T9">ακολουθούμενη από τ</text:span><text:span text:style-name="T8">η</text:span><text:span text:style-name="T9"> ζητούμεν</text:span><text:span text:style-name="T8">η</text:span><text:span text:style-name="T9"> παραμέτρο </text:span><text:span text:style-name="T8">Υ.</text:span></text:p>
      <text:p text:style-name="P10"><text:span text:style-name="T8">Στο πρόγραμμα μου χρησιμοποιώ </text:span><text:span text:style-name="T17">10 δυαδικούς σημαφόρους</text:span><text:span text:style-name="T8">:</text:span></text:p>
      <text:p text:style-name="P10"><text:span text:style-name="T8">3-όσα τα </text:span><text:span text:style-name="T12">είδη εξαρτημάτων</text:span><text:span text:style-name="T8">- για την μεταφορά απ την κατασκευή στο βαφείο,1 για το αν έχει μεταβληθεί η κατάσταση του βαφείου,3 -ό</text:span><text:span text:style-name="T12">σα τα είδη εξαρτημάτων-</text:span><text:span text:style-name="T8">για την μεταφορά απ το βαφείο στα αντίστοιχα στάδια ελέγχου </text:span><text:span text:style-name="T12">και άλλοι 3-όσα τα είδη εξαρτημάτων-για την μεταφορά απ τα στάδιο ελέγχου στο στάδιο συναρμολόγησης).</text:span></text:p>
      <text:p text:style-name="P10"><text:span text:style-name="T12">Επίσης χρησιμοποιούνται </text:span><text:span text:style-name="T18">3 διαμοιραζόμενες μνήμες</text:span><text:span text:style-name="T12">: </text:span></text:p>
      <text:p text:style-name="P10"><text:span text:style-name="T12">1 </text:span><text:span text:style-name="T13">(</text:span><text:span text:style-name="T18">μεγέθους ενός εξαρτήματος</text:span><text:span text:style-name="T19">)</text:span><text:span text:style-name="T12"> για την μεταφορά από την κατασκευή στο βαφείο,1 </text:span><text:span text:style-name="T13">(</text:span><text:span text:style-name="T18">μεγέθους ενός εξαρτήματος</text:span><text:span text:style-name="T19">)</text:span><text:span text:style-name="T12"> για την μεταφορά απ το βαφείο στον έλεγχο και 1 </text:span><text:span text:style-name="T13">(</text:span><text:span text:style-name="T18">μεγέθους 3 εξαρτημάτων</text:span><text:span text:style-name="T19">)</text:span><text:span text:style-name="T12"> για τη μεταφορά απ τον έλεγχο στη συναρμολόγηση.</text:span></text:p>
      <text:p text:style-name="P25"><text:span text:style-name="T12">Α</text:span><text:span text:style-name="T8">ρχικά έχω 3 σημαφόρους οι οποίοι ρυθμίζουν το γράψιμο στην πρώτη διαμοιραζόμενη μνήμη μεθέθους ενός εξαρτήματος,πράγμα που σημαίνει οτι πρέπει να υπάρχει ένα εξάρτημα την φορά σε αυτή.Εδώ κάνω την παραδοχή πως πάντα ξεκινάει το βαφείο να δέχεται εξάρτημα απ το πρώτο είδος,γι αυτό και έχω τον σημαφόρο που αντιστοιχεί στο πρώτο εξάρτημα αρχικοποιημένο στη τιμή 1 ,ενώ τους άλλους δύο στην τιμή 0.Επιπλέον χρησιμοποιώ εναν σημαφόρο για να ελέγχω αν άλλαξε το περιεχόμενο της διαμοιραζόμενης του βαφείου,οπότε και πρέπει μετά να πάω να διαβάσω από αυτή(down στο βαφείο </text:span><text:soft-page-break/><text:span text:style-name="T8">και up σε κάθε ένα είδος εξαρτήματος αφού περάσει στο βαφείο).Επιπλέον ,έχω 3 σημαφόρους που ρυθμίζουν το πέρασμα απ το βαφείο στα αντίστοιχα στάδια ελέγχου και οι οποίοι γίνονται up,κάθε φορά που διαβάζουμε απ την πρώτη διαμοιραζόμενη και γράφουμε στην δεύτερη διαμοιραζόμενη ένα αντίστοιχου είδους εξάρτημα.Προφανώς, τα αντίστοιχα στάδια ελέγχου κάνουν down τους ανιστοιχους σημαφόρους και στη συνέχεια γράφουν στο μέρος της τρίτης διαμοιραζόμενης που τους αντιστοιχεί(μέγεθος τριών εξαρτημάτων) και κάνουν up τον αντίστοιχο σημαφόρο για το διάβασμα απ την τελευταία διαμοιραζόμενη.Μόλις λοιπόν γίνουν up και οι 3 σημαφόροι που αντιστοιχούν στο στάδιο μετάβασης από τον ελεγχο στην συναρμολόγηση(που σημαίνει οτι έχουμε έτοιμο ένα εξάρτημα απ το κάθε είδος),τότε συναρμολογείται το προιόν.</text:span></text:p>
      <text:p text:style-name="P23"><text:span text:style-name="T12">Ε</text:span><text:span text:style-name="T8">πιπλέον,για να προσομοιώσω την καθυστέρηση που περιγράφεται στην εκφώνηση στα στάδια βαφής,ελέγχου και συναρμολόγησης χρησιμοποιώ τη συνάρτηση usleep(int),όπου εισάγω καθυστέρηση 3 ms στο βαφείο,1 ms σε κάθε στάδιο ελέγχου και 2 ms στο στάδιο συναρμολόγησης.</text:span></text:p>
      <text:p text:style-name="P13"/>
      <text:p text:style-name="P11"><text:span text:style-name="T12"/></text:p>
      <text:p text:style-name="P11"><text:span text:style-name="T12"/></text:p>
      <text:p text:style-name="P11"><text:span text:style-name="T12"/></text:p>
      <text:p text:style-name="P11"><text:span text:style-name="T12">Π</text:span><text:span text:style-name="T8">αρακάτω παρουσιάζονται ενδεικτικές εκτελέσεις-προσομοιώσεις για διάφορες τιμές του αριθμού των εξαρτημάτων Υ,μέσω της επιρροής τους στον μέσο χρόνο αναμονής για την κατάληψη του βαφείου(Τβαφείου) και στον μέσο χρόνο που απαιτείται για κάθε προϊόν από τη δημιουργία του πρώτου εξαρτήματος μέχρι την έξοδό του από το στάδιο συναρμολόγησης(Τπροϊόντος) .</text:span></text:p>
      <text:p text:style-name="P14"/>
      <text:p text:style-name="P14"/>
      <text:list xml:id="list3978504412" text:style-name="L1">
        <text:list-item>
          <text:p text:style-name="P19"><text:span text:style-name="T8">Υ=10(Τβαφείου</text:span><text:span text:style-name="T15">(sec)</text:span><text:span text:style-name="T8">=6.1e-11 , <text:s/></text:span><text:span text:style-name="T14">Τπροϊόντος</text:span><text:span text:style-name="T15">(sec)</text:span><text:span text:style-name="T8">= 0.0005859)</text:span></text:p>
        </text:list-item>
        <text:list-item>
          <text:p text:style-name="P20"><text:span text:style-name="T8">Υ=100(Τβαφείου</text:span><text:span text:style-name="T15">(sec)</text:span><text:span text:style-name="T8">=2.54233e-11 , <text:s/></text:span><text:span text:style-name="T14">Τπροϊόντος</text:span><text:span text:style-name="T15">(sec)</text:span><text:span text:style-name="T8">= 0.00236398)</text:span></text:p>
        </text:list-item>
        <text:list-item>
          <text:p text:style-name="P20"><text:span text:style-name="T8">Υ=1000(Τβαφείου</text:span><text:span text:style-name="T15">(sec)</text:span><text:span text:style-name="T8">= 2.03127e-11, <text:s/></text:span><text:span text:style-name="T14">Τπροϊόντος</text:span><text:span text:style-name="T15">(sec)</text:span><text:span text:style-name="T8">=0.0213794 )</text:span></text:p>
        </text:list-item>
        <text:list-item>
          <text:p text:style-name="P20"><text:span text:style-name="T8">Υ=2000(Τβαφείου</text:span><text:span text:style-name="T15">(sec)</text:span><text:span text:style-name="T8">= 2.03923e-11, <text:s/></text:span><text:span text:style-name="T14">Τπροϊόντος</text:span><text:span text:style-name="T15">(sec)</text:span><text:span text:style-name="T8">=0.0448774 )</text:span></text:p>
        </text:list-item>
        <text:list-item>
          <text:p text:style-name="P20"><text:span text:style-name="T8">Υ=10000(Τβαφείου</text:span><text:span text:style-name="T15">(sec)</text:span><text:span text:style-name="T8">=2.01761e-11 , <text:s/></text:span><text:span text:style-name="T14">Τπροϊόντος</text:span><text:span text:style-name="T15">(sec)</text:span><text:span text:style-name="T8">=0.234244 )</text:span></text:p>
        </text:list-item>
        <text:list-item>
          <text:p text:style-name="P20"><text:span text:style-name="T8">Υ=100000(Τβαφείου</text:span><text:span text:style-name="T15">(sec)</text:span><text:span text:style-name="T8">=2.02492e-11 , <text:s/></text:span><text:span text:style-name="T14">Τπροϊόντος</text:span><text:span text:style-name="T15">(sec)</text:span><text:span text:style-name="T8">=2.33383 )</text:span></text:p>
        </text:list-item>
        <text:list-item>
          <text:p text:style-name="P20"><text:span text:style-name="T8">Υ=1000000(Τβαφείου</text:span><text:span text:style-name="T15">(sec)</text:span><text:span text:style-name="T8">= 2.00777e-11, <text:s/></text:span><text:span text:style-name="T14">Τπροϊόντος</text:span><text:span text:style-name="T15">(sec)</text:span><text:span text:style-name="T8">= 22.4833)</text:span></text:p>
        </text:list-item>
      </text:list>
      <text:p text:style-name="P21"><text:span text:style-name="T8"/></text:p>
      <text:p text:style-name="P21"><text:span text:style-name="T8"/></text:p>
      <text:p text:style-name="P21"><text:span text:style-name="T8"/></text:p>
      <text:p text:style-name="P21"><draw:frame draw:style-name="fr1" draw:name="Αντικείμενο1" text:anchor-type="paragraph" svg:width="16cm" svg:height="8.999cm" draw:z-index="0"><draw:object xlink:href="./Object 1" xlink:type="simple" xlink:show="embed" xlink:actuate="onLoad"/><draw:image xlink:href="./ObjectReplacements/Object 1" xlink:type="simple" xlink:show="embed" xlink:actuate="onLoad"/></draw:frame><text:soft-page-break/><text:span text:style-name="T8"/></text:p>
      <text:p text:style-name="P21"><text:span text:style-name="T8"/></text:p>
      <text:p text:style-name="P15"/>
      <text:p text:style-name="P15"/>
      <text:p text:style-name="P16">ΣΥΜΠΕΡΑΣΜΑ</text:p>
      <text:p text:style-name="P12"><text:span text:style-name="T8">Με βάση τα παραπάνω</text:span><text:span text:style-name="T16"> και αξιολογώντας το διάγραμμα που παρατίθεται,</text:span><text:span text:style-name="T8"> καταλήγουμε στο συμπέρασμα οτι αυξάνοντας το πλήθος των εξαρτημάτων ο μέσος χρόνος αναμονής για την κατάληψη του βαφείου παραμένεις σταθερός(ανεξάρτητα με το Υ),ενω ο μέσος χρόνος </text:span><text:span text:style-name="T14">που απαιτείται για κάθε προϊόν από τη δημιουργία του πρώτου εξαρτήματος μέχρι την έξοδό του από το στάδιο συναρμολόγησης </text:span><text:span text:style-name="T8">αυξάνεται(και μάλιστα αναλογικά) όσο αυξάνουμε το Υ,πράγμα λογικό καθώς έχουμε περισσότερα εξαρτήματα που πρέπει να εξυπηρετήσουμε “παράλληλα”.</text:span></text:p>
      <text:p text:style-name="P17"/>
      <text:p text:style-name="P18">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3:45:41.061180000</meta:creation-date>
    <dc:date>2018-12-08T15:02:25.372885659</dc:date>
    <meta:editing-duration>PT1H51M57S</meta:editing-duration>
    <meta:editing-cycles>24</meta:editing-cycles>
    <meta:generator>LibreOffice/5.4.6.2$Linux_X86_64 LibreOffice_project/40m0$Build-2</meta:generator>
    <meta:document-statistic meta:table-count="0" meta:image-count="0" meta:object-count="1" meta:page-count="3" meta:paragraph-count="24" meta:word-count="599" meta:character-count="4459" meta:non-whitespace-character-count="3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4.45cm" svg:y="0.315cm" chart:style-name="ch2">
          <text:p>Προσομίωση γραμμής παραγωγής</text:p>
        </chart:title>
        <chart:legend chart:legend-position="end" svg:x="13.306cm" svg:y="3.951cm" style:legend-expansion="high" chart:style-name="ch3"/>
        <chart:plot-area chart:style-name="ch4" chart:data-source-has-labels="both" svg:x="0.319cm" svg:y="1.273cm" svg:width="12.668cm" svg:height="7.547cm">
          <chartooo:coordinate-region svg:x="0.94cm" svg:y="1.472cm" svg:width="11.397cm" svg:height="6.701cm"/>
          <chart:axis chart:dimension="x" chart:name="primary-x" chart:style-name="ch5" chartooo:axis-type="auto">
            <chart:categories table:cell-range-address="local-table.$A$2:.$A$8"/>
          </chart:axis>
          <chart:axis chart:dimension="y" chart:name="primary-y" chart:style-name="ch5">
            <chart:grid chart:style-name="ch6" chart:class="major"/>
          </chart:axis>
          <chart:series chart:style-name="ch7" chart:values-cell-range-address="local-table.$C$2:.$C$8" chart:label-cell-address="local-table.$C$1" chart:class="chart:scatter">
            <chart:domain table:cell-range-address="local-table.$B$2:.$B$8"/>
            <chart:data-point chart:repeated="7"/>
          </chart:series>
          <chart:series chart:style-name="ch8" chart:values-cell-range-address="local-table.$D$2:.$D$8" chart:label-cell-address="local-table.$D$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product</text:p>
              </table:table-cell>
              <table:table-cell office:value-type="string">
                <text:p>Tpaint</text:p>
              </table:table-cell>
            </table:table-row>
          </table:table-header-rows>
          <table:table-rows>
            <table:table-row>
              <table:table-cell office:value-type="string">
                <text:p>1</text:p>
              </table:table-cell>
              <table:table-cell office:value-type="float" office:value="10">
                <text:p>10</text:p>
              </table:table-cell>
              <table:table-cell office:value-type="float" office:value="NaN">
                <text:p>NaN</text:p>
              </table:table-cell>
              <table:table-cell office:value-type="float" office:value="0.000000000061">
                <text:p>0.000000000061</text:p>
              </table:table-cell>
            </table:table-row>
            <table:table-row>
              <table:table-cell office:value-type="string">
                <text:p>2</text:p>
              </table:table-cell>
              <table:table-cell office:value-type="float" office:value="100">
                <text:p>100</text:p>
              </table:table-cell>
              <table:table-cell office:value-type="float" office:value="0.00236398">
                <text:p>0.00236398</text:p>
              </table:table-cell>
              <table:table-cell office:value-type="float" office:value="0.0000000000254233">
                <text:p>0.0000000000254233</text:p>
              </table:table-cell>
            </table:table-row>
            <table:table-row>
              <table:table-cell office:value-type="string">
                <text:p>3</text:p>
              </table:table-cell>
              <table:table-cell office:value-type="float" office:value="1000">
                <text:p>1000</text:p>
              </table:table-cell>
              <table:table-cell office:value-type="float" office:value="0.0213794">
                <text:p>0.0213794</text:p>
              </table:table-cell>
              <table:table-cell office:value-type="float" office:value="0.0000000000203127">
                <text:p>0.0000000000203127</text:p>
              </table:table-cell>
            </table:table-row>
            <table:table-row>
              <table:table-cell office:value-type="string">
                <text:p>4</text:p>
              </table:table-cell>
              <table:table-cell office:value-type="float" office:value="2000">
                <text:p>2000</text:p>
              </table:table-cell>
              <table:table-cell office:value-type="float" office:value="0.0448774">
                <text:p>0.0448774</text:p>
              </table:table-cell>
              <table:table-cell office:value-type="float" office:value="0.0000000000203923">
                <text:p>0.0000000000203923</text:p>
              </table:table-cell>
            </table:table-row>
            <table:table-row>
              <table:table-cell office:value-type="string">
                <text:p>5</text:p>
              </table:table-cell>
              <table:table-cell office:value-type="float" office:value="10000">
                <text:p>10000</text:p>
              </table:table-cell>
              <table:table-cell office:value-type="float" office:value="0.234244">
                <text:p>0.234244</text:p>
              </table:table-cell>
              <table:table-cell office:value-type="float" office:value="0.0000000000201761">
                <text:p>0.0000000000201761</text:p>
              </table:table-cell>
            </table:table-row>
            <table:table-row>
              <table:table-cell office:value-type="string">
                <text:p>6</text:p>
              </table:table-cell>
              <table:table-cell office:value-type="float" office:value="100000">
                <text:p>100000</text:p>
              </table:table-cell>
              <table:table-cell office:value-type="float" office:value="2.33383">
                <text:p>2.33383</text:p>
              </table:table-cell>
              <table:table-cell office:value-type="float" office:value="0.0000000000202492">
                <text:p>0.0000000000202492</text:p>
              </table:table-cell>
            </table:table-row>
            <table:table-row>
              <table:table-cell office:value-type="string">
                <text:p>7</text:p>
              </table:table-cell>
              <table:table-cell office:value-type="float" office:value="1000000">
                <text:p>1000000</text:p>
              </table:table-cell>
              <table:table-cell office:value-type="float" office:value="22.4833">
                <text:p>22.4833</text:p>
              </table:table-cell>
              <table:table-cell office:value-type="float" office:value="0.0000000000200777">
                <text:p>0.00000000002007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